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Liberation Sans" fo:font-size="10pt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8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9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20" style:family="paragraph" style:parent-style-name="Text_20_body">
      <style:text-properties style:font-name="Liberation Sans" fo:font-style="normal" style:font-style-asian="normal" style:font-style-complex="normal"/>
    </style:style>
    <style:style style:name="P21" style:family="paragraph" style:parent-style-name="Text_20_body">
      <style:text-properties officeooo:rsid="0032b8af" officeooo:paragraph-rsid="0032b8af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officeooo:rsid="0009b48f" officeooo:paragraph-rsid="0009b48f"/>
    </style:style>
    <style:style style:name="P24" style:family="paragraph" style:parent-style-name="Table_20_Contents">
      <style:text-properties style:font-name="Liberation Sans" fo:font-size="10pt" fo:font-style="italic" officeooo:rsid="006816d4" officeooo:paragraph-rsid="0069de21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Liberation Sans" fo:font-size="10pt" officeooo:rsid="006a0864" officeooo:paragraph-rsid="006a0864" style:font-size-asian="10pt" style:font-size-complex="10pt"/>
    </style:style>
    <style:style style:name="P26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1">Étude</text:span> de <text:span text:style-name="T3">financement</text:span></text:h>
      <text:h text:style-name="P22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2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2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2">[simulation.getAuthorFullName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2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2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2">[simulation.date_validite; frm=dd/mm/yy]</text:p>
          </table:table-cell>
        </table:table-row>
      </table:table>
      <text:p text:style-name="P3"/>
      <text:h text:style-name="P22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2">[client.code_client]</text:p>
          </table:table-cell>
        </table:table-row>
        <table:table-row>
          <table:table-cell table:style-name="Tableau1.A2" table:number-rows-spanned="2" office:value-type="string">
            <text:p text:style-name="P12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2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2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2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2">[simulation.type_contrat;s<text:span text:style-name="T4">trconv=utf8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2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2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2">[simulation.duree]</text:p>
          </table:table-cell>
        </table:table-row>
        <table:table-row>
          <table:table-cell table:style-name="Tableau2.A2" office:value-type="string">
            <text:p text:style-name="P11">Échéance </text:p>
            <text:p text:style-name="P24">(Hors Prestations)</text:p>
          </table:table-cell>
          <table:table-cell table:style-name="Tableau2.A2" office:value-type="string">
            <text:p text:style-name="P12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2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2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2">[simulation.coeff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2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2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3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2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25">Adjonction</text:p>
          </table:table-cell>
          <table:table-cell table:style-name="Tableau2.D2" office:value-type="string">
            <text:p text:style-name="P25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4">[simulation.commentaire]</text:p>
          </table:table-cell>
          <table:covered-table-cell/>
          <table:covered-table-cell/>
        </table:table-row>
      </table:table>
      <text:p text:style-name="P20"/>
      <text:h text:style-name="P2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2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9"><text:soft-page-break/></text:p>
      <text:h text:style-name="P2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5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6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5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7">[simulation.numero_accord]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19T17:43:42.320618121</dc:date>
    <dc:creator>Geoffrey Girard</dc:creator>
    <meta:editing-duration>PT5H54M49S</meta:editing-duration>
    <meta:editing-cycles>162</meta:editing-cycles>
    <meta:generator>LibreOffice/4.1.3.2$Linux_X86_64 LibreOffice_project/410m0$Build-2</meta:generator>
    <meta:document-statistic meta:table-count="5" meta:image-count="1" meta:object-count="0" meta:page-count="2" meta:paragraph-count="76" meta:word-count="136" meta:character-count="1622" meta:non-whitespace-character-count="1561"/>
  </office:meta>
</office:document-meta>
</file>